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Open Sans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ext-properties style:font-name="Ope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789.87pt" svg:y="16.58pt">
            <draw:object draw:notify-on-update-of-ranges="Sheet1.B8:Sheet1.B14 Sheet1.C7:Sheet1.C7 Sheet1.C8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778.17pt" svg:y="295.14pt">
            <draw:object draw:notify-on-update-of-ranges="Sheet1.B8:Sheet1.B14 Sheet1.E7:Sheet1.E7 Sheet1.E8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34.65pt" svg:y="274.62pt">
            <draw:object draw:notify-on-update-of-ranges="Sheet1.B7:Sheet1.B14 Sheet1.F7:Sheet1.F7 Sheet1.F7:Sheet1.F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3pt" svg:x="227.23pt" svg:y="555.68pt">
            <draw:object draw:notify-on-update-of-ranges="Sheet1.B7:Sheet1.B7 Sheet1.B8:Sheet1.B14 Sheet1.H7:Sheet1.H7 Sheet1.H8:Sheet1.H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 table:number-rows-repeated="6">
          <table:table-cell table:number-columns-repeated="1024"/>
        </table:table-row>
        <table:table-row table:style-name="ro1">
          <table:table-cell table:style-name="Default" office:value-type="string" calcext:value-type="string">
            <text:p>Cell Height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Nut (*1000)</text:p>
          </table:table-cell>
          <table:table-cell office:value-type="string" calcext:value-type="string">
            <text:p>total p out</text:p>
          </table:table-cell>
          <table:table-cell office:value-type="string" calcext:value-type="string">
            <text:p>total p in</text:p>
          </table:table-cell>
          <table:table-cell office:value-type="string" calcext:value-type="string">
            <text:p>total p drop</text:p>
          </table:table-cell>
          <table:table-cell office:value-type="string" calcext:value-type="string">
            <text:p>percentage diff p out</text:p>
          </table:table-cell>
          <table:table-cell table:number-columns-repeated="1015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10328" calcext:value-type="float">
            <text:p>10328</text:p>
          </table:table-cell>
          <table:table-cell office:value-type="float" office:value="4.68526840785" calcext:value-type="float">
            <text:p>4.68526840785</text:p>
          </table:table-cell>
          <table:table-cell office:value-type="float" office:value="0.00201765159635" calcext:value-type="float">
            <text:p>0.00201765159635</text:p>
          </table:table-cell>
          <table:table-cell table:formula="of:=[.D8]*1000" office:value-type="float" office:value="2.01765159635" calcext:value-type="float">
            <text:p>2.01765159635</text:p>
          </table:table-cell>
          <table:table-cell table:style-name="ce3" office:value-type="float" office:value="0.4589999" calcext:value-type="float">
            <text:p>4.59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8]-[.F8]" office:value-type="float" office:value="0.1410001" calcext:value-type="float">
            <text:p>1.41E-01</text:p>
          </table:table-cell>
          <table:table-cell table:formula="of:=([.F8]-[.F9])*100/[.F8]" office:value-type="float" office:value="-0.310980459908602" calcext:value-type="float">
            <text:p>-0.310980459908602</text:p>
          </table:table-cell>
          <table:table-cell table:number-columns-repeated="1015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office:value-type="float" office:value="24066" calcext:value-type="float">
            <text:p>24066</text:p>
          </table:table-cell>
          <table:table-cell office:value-type="float" office:value="4.88289547076" calcext:value-type="float">
            <text:p>4.88289547076</text:p>
          </table:table-cell>
          <table:table-cell office:value-type="float" office:value="0.00195454266362" calcext:value-type="float">
            <text:p>0.00195454266362</text:p>
          </table:table-cell>
          <table:table-cell table:formula="of:=[.D9]*1000" office:value-type="float" office:value="1.95454266362" calcext:value-type="float">
            <text:p>1.95454266362</text:p>
          </table:table-cell>
          <table:table-cell table:style-name="ce3" office:value-type="float" office:value="0.4604273" calcext:value-type="float">
            <text:p>4.60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9]-[.F9]" office:value-type="float" office:value="0.1395727" calcext:value-type="float">
            <text:p>1.40E-01</text:p>
          </table:table-cell>
          <table:table-cell table:formula="of:=([.F9]-[.F10])*100/[.F9]" office:value-type="float" office:value="-1.16133426493173" calcext:value-type="float">
            <text:p>-1.16133426493173</text:p>
          </table:table-cell>
          <table:table-cell table:number-columns-repeated="1015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40462" calcext:value-type="float">
            <text:p>40462</text:p>
          </table:table-cell>
          <table:table-cell office:value-type="float" office:value="4.82120747157" calcext:value-type="float">
            <text:p>4.82120747157</text:p>
          </table:table-cell>
          <table:table-cell office:value-type="float" office:value="0.00193658190446" calcext:value-type="float">
            <text:p>0.00193658190446</text:p>
          </table:table-cell>
          <table:table-cell table:formula="of:=[.D10]*1000" office:value-type="float" office:value="1.93658190446" calcext:value-type="float">
            <text:p>1.93658190446</text:p>
          </table:table-cell>
          <table:table-cell table:style-name="ce3" office:value-type="float" office:value="0.4657744" calcext:value-type="float">
            <text:p>4.66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10]-[.F10]" office:value-type="float" office:value="0.1342256" calcext:value-type="float">
            <text:p>1.34E-01</text:p>
          </table:table-cell>
          <table:table-cell table:formula="of:=([.F10]-[.F11])*100/[.F10]" office:value-type="float" office:value="-1.77495800542065" calcext:value-type="float">
            <text:p>-1.77495800542065</text:p>
          </table:table-cell>
          <table:table-cell table:number-columns-repeated="1015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office:value-type="float" office:value="58877" calcext:value-type="float">
            <text:p>58877</text:p>
          </table:table-cell>
          <table:table-cell office:value-type="float" office:value="4.77824753176" calcext:value-type="float">
            <text:p>4.77824753176</text:p>
          </table:table-cell>
          <table:table-cell office:value-type="float" office:value="0.00191806772909" calcext:value-type="float">
            <text:p>0.00191806772909</text:p>
          </table:table-cell>
          <table:table-cell table:formula="of:=[.D11]*1000" office:value-type="float" office:value="1.91806772909" calcext:value-type="float">
            <text:p>1.91806772909</text:p>
          </table:table-cell>
          <table:table-cell table:style-name="ce3" office:value-type="float" office:value="0.4740417" calcext:value-type="float">
            <text:p>4.74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11]-[.F11]" office:value-type="float" office:value="0.1259583" calcext:value-type="float">
            <text:p>1.26E-01</text:p>
          </table:table-cell>
          <table:table-cell table:formula="of:=([.F11]-[.F12])*100/[.F11]" office:value-type="float" office:value="-2.13628885391307" calcext:value-type="float">
            <text:p>-2.13628885391307</text:p>
          </table:table-cell>
          <table:table-cell table:number-columns-repeated="1015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office:value-type="float" office:value="103384" calcext:value-type="float">
            <text:p>103384</text:p>
          </table:table-cell>
          <table:table-cell office:value-type="float" office:value="4.77443993217" calcext:value-type="float">
            <text:p>4.77443993217</text:p>
          </table:table-cell>
          <table:table-cell office:value-type="float" office:value="0.0018806841852" calcext:value-type="float">
            <text:p>0.0018806841852</text:p>
          </table:table-cell>
          <table:table-cell table:formula="of:=[.D12]*1000" office:value-type="float" office:value="1.8806841852" calcext:value-type="float">
            <text:p>1.8806841852</text:p>
          </table:table-cell>
          <table:table-cell table:style-name="ce3" office:value-type="float" office:value="0.4841686" calcext:value-type="float">
            <text:p>4.84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12]-[.F12]" office:value-type="float" office:value="0.1158314" calcext:value-type="float">
            <text:p>1.16E-01</text:p>
          </table:table-cell>
          <table:table-cell table:formula="of:=([.F12]-[.F13])*100/[.F12]" office:value-type="float" office:value="-0.939115010762772" calcext:value-type="float">
            <text:p>-0.939115010762772</text:p>
          </table:table-cell>
          <table:table-cell table:number-columns-repeated="1015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156791" calcext:value-type="float">
            <text:p>156791</text:p>
          </table:table-cell>
          <table:table-cell office:value-type="float" office:value="4.7770410507" calcext:value-type="float">
            <text:p>4.7770410507</text:p>
          </table:table-cell>
          <table:table-cell office:value-type="float" office:value="0.00186558127011" calcext:value-type="float">
            <text:p>0.00186558127011</text:p>
          </table:table-cell>
          <table:table-cell table:formula="of:=[.D13]*1000" office:value-type="float" office:value="1.86558127011" calcext:value-type="float">
            <text:p>1.86558127011</text:p>
          </table:table-cell>
          <table:table-cell table:style-name="ce3" office:value-type="float" office:value="0.4887155" calcext:value-type="float">
            <text:p>4.89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13]-[.F13]" office:value-type="float" office:value="0.1112845" calcext:value-type="float">
            <text:p>1.11E-01</text:p>
          </table:table-cell>
          <table:table-cell table:formula="of:=([.F13]-[.F14])*100/[.F13]" office:value-type="float" office:value="-0.340116079805122" calcext:value-type="float">
            <text:p>-0.340116079805122</text:p>
          </table:table-cell>
          <table:table-cell table:number-columns-repeated="10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9925" calcext:value-type="float">
            <text:p>219925</text:p>
          </table:table-cell>
          <table:table-cell office:value-type="float" office:value="4.82279753551" calcext:value-type="float">
            <text:p>4.82279753551</text:p>
          </table:table-cell>
          <table:table-cell office:value-type="float" office:value="0.00183880554894" calcext:value-type="float">
            <text:p>0.00183880554894</text:p>
          </table:table-cell>
          <table:table-cell table:formula="of:=[.D14]*1000" office:value-type="float" office:value="1.83880554894" calcext:value-type="float">
            <text:p>1.83880554894</text:p>
          </table:table-cell>
          <table:table-cell table:style-name="ce4" office:value-type="float" office:value="0.4903777" calcext:value-type="float">
            <text:p>4.90E-01</text:p>
          </table:table-cell>
          <table:table-cell table:style-name="ce4" office:value-type="float" office:value="0.6" calcext:value-type="float">
            <text:p>6.00E-01</text:p>
          </table:table-cell>
          <table:table-cell table:style-name="ce4" table:formula="of:=[.G14]-[.F14]" office:value-type="float" office:value="0.1096223" calcext:value-type="float">
            <text:p>1.10E-01</text:p>
          </table:table-cell>
          <table:table-cell table:formula="of:=([.F14]-[.F15])*100/[.F14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6:23:35.070015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9:16:14.051004849</meta:creation-date>
    <dc:date>2018-06-22T16:50:10.689847678</dc:date>
    <meta:editing-duration>PT15M3S</meta:editing-duration>
    <meta:editing-cycles>4</meta:editing-cycles>
    <meta:generator>LibreOffice/6.0.3.2$Linux_X86_64 LibreOffice_project/00m0$Build-2</meta:generator>
    <meta:document-statistic meta:table-count="1" meta:cell-count="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01cm" svg:y="4.242cm" style:legend-expansion="high" chart:style-name="ch2"/>
        <chart:plot-area chart:style-name="ch3" table:cell-range-address="Sheet1.B8:Sheet1.C14 Sheet1.C7:Sheet1.C7" chart:data-source-has-labels="row" svg:x="0.484cm" svg:y="0.286cm" svg:width="13.061cm" svg:height="8.644cm">
          <chartooo:coordinate-region svg:x="1.396cm" svg:y="0.446cm" svg:width="11.592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8:Sheet1.C14" chart:label-cell-address="Sheet1.C7:Sheet1.C7" chart:class="chart:scatter">
            <chart:domain table:cell-range-address="Sheet1.B8:Sheet1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7:Sheet1.C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4</svg:desc>
                </draw:g>
              </table:table-cell>
              <table:table-cell office:value-type="float" office:value="4.68526840785">
                <text:p>4.68526840785</text:p>
                <draw:g>
                  <svg:desc>Sheet1.C8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4.88289547076">
                <text:p>4.88289547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4.82120747157">
                <text:p>4.82120747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4.77824753176">
                <text:p>4.77824753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4.77443993217">
                <text:p>4.774439932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4.7770410507">
                <text:p>4.7770410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4.82279753551">
                <text:p>4.82279753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8:Sheet1.B14 Sheet1.E7:Sheet1.E14" chart:data-source-has-labels="row" svg:x="0.319cm" svg:y="0.18cm" svg:width="12.296cm" svg:height="8.645cm">
          <chartooo:coordinate-region svg:x="1.231cm" svg:y="0.341cm" svg:width="10.827cm" svg:height="7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8:Sheet1.E14" chart:label-cell-address="Sheet1.E7:Sheet1.E7" chart:class="chart:scatter">
            <chart:domain table:cell-range-address="Sheet1.B8:Sheet1.B1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ut (*1000)</text:p>
                <draw:g>
                  <svg:desc>Sheet1.E7:Sheet1.E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4</svg:desc>
                </draw:g>
              </table:table-cell>
              <table:table-cell office:value-type="float" office:value="2.01765159635">
                <text:p>2.01765159635</text:p>
                <draw:g>
                  <svg:desc>Sheet1.E8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1.95454266362">
                <text:p>1.9545426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1.93658190446">
                <text:p>1.93658190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1.91806772909">
                <text:p>1.91806772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1.8806841852">
                <text:p>1.8806841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1.86558127011">
                <text:p>1.86558127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1.83880554894">
                <text:p>1.838805548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4.24cm" style:legend-expansion="high" chart:style-name="ch2"/>
        <chart:plot-area chart:style-name="ch3" table:cell-range-address="Sheet1.B7:Sheet1.B14 Sheet1.F7:Sheet1.F14" chart:data-source-has-labels="row" svg:x="0.32cm" svg:y="0.18cm" svg:width="12.481cm" svg:height="8.64cm">
          <chartooo:coordinate-region svg:x="1.232cm" svg:y="0.34cm" svg:width="11.012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7:Sheet1.F14" chart:label-cell-address="Sheet1.F7:Sheet1.F7" chart:class="chart:scatter">
            <chart:domain table:cell-range-address="Sheet1.B7:Sheet1.B14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out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7:Sheet1.B14</svg:desc>
                </draw:g>
              </table:table-cell>
              <table:table-cell office:value-type="float" office:value="NaN">
                <text:p>NaN</text:p>
                <draw:g>
                  <svg:desc>Sheet1.F7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28">
                <text:p>10328</text:p>
              </table:table-cell>
              <table:table-cell office:value-type="float" office:value="0.4589999">
                <text:p>0.458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66">
                <text:p>24066</text:p>
              </table:table-cell>
              <table:table-cell office:value-type="float" office:value="0.4604273">
                <text:p>0.4604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62">
                <text:p>40462</text:p>
              </table:table-cell>
              <table:table-cell office:value-type="float" office:value="0.4657744">
                <text:p>0.4657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877">
                <text:p>58877</text:p>
              </table:table-cell>
              <table:table-cell office:value-type="float" office:value="0.4740417">
                <text:p>0.4740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384">
                <text:p>103384</text:p>
              </table:table-cell>
              <table:table-cell office:value-type="float" office:value="0.4841686">
                <text:p>0.4841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791">
                <text:p>156791</text:p>
              </table:table-cell>
              <table:table-cell office:value-type="float" office:value="0.4887155">
                <text:p>0.4887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925">
                <text:p>219925</text:p>
              </table:table-cell>
              <table:table-cell office:value-type="float" office:value="0.4903777">
                <text:p>0.49037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34cm" svg:y="4.242cm" style:legend-expansion="high" chart:style-name="ch2"/>
        <chart:plot-area chart:style-name="ch3" table:cell-range-address="Sheet1.B7:Sheet1.B14 Sheet1.H7:Sheet1.H14" chart:data-source-has-labels="row" svg:x="0.319cm" svg:y="0.18cm" svg:width="12.296cm" svg:height="8.645cm">
          <chartooo:coordinate-region svg:x="2.052cm" svg:y="0.34cm" svg:width="10.006cm" svg:height="7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8:Sheet1.H14" chart:label-cell-address="Sheet1.H7:Sheet1.H7" chart:class="chart:scatter">
            <chart:domain table:cell-range-address="Sheet1.B8:Sheet1.B14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H7:Sheet1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28">
                <text:p>10328</text:p>
                <draw:g>
                  <svg:desc>Sheet1.B8:Sheet1.B14</svg:desc>
                </draw:g>
              </table:table-cell>
              <table:table-cell office:value-type="float" office:value="0.1410001">
                <text:p>0.1410001</text:p>
                <draw:g>
                  <svg:desc>Sheet1.H8:Sheet1.H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66">
                <text:p>24066</text:p>
              </table:table-cell>
              <table:table-cell office:value-type="float" office:value="0.1395727">
                <text:p>0.1395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462">
                <text:p>40462</text:p>
              </table:table-cell>
              <table:table-cell office:value-type="float" office:value="0.1342256">
                <text:p>0.1342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877">
                <text:p>58877</text:p>
              </table:table-cell>
              <table:table-cell office:value-type="float" office:value="0.1259583">
                <text:p>0.125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384">
                <text:p>103384</text:p>
              </table:table-cell>
              <table:table-cell office:value-type="float" office:value="0.1158314">
                <text:p>0.1158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791">
                <text:p>156791</text:p>
              </table:table-cell>
              <table:table-cell office:value-type="float" office:value="0.1112845">
                <text:p>0.1112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9925">
                <text:p>219925</text:p>
              </table:table-cell>
              <table:table-cell office:value-type="float" office:value="0.1096223">
                <text:p>0.10962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